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bold" officeooo:rsid="0012f32e" officeooo:paragraph-rsid="0008d204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fo:font-weight="bold" officeooo:rsid="0008b048" officeooo:paragraph-rsid="0008d20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style="normal" fo:font-weight="normal" officeooo:rsid="0008b048" officeooo:paragraph-rsid="0008d20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012f32e" officeooo:paragraph-rsid="0008d20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46c59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8744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0a7d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d15e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5307a" style:font-size-asian="12pt" style:font-weight-asian="normal" style:font-size-complex="12pt" style:font-weight-complex="normal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8744a"/>
    </style:style>
    <style:style style:name="T11" style:family="text">
      <style:text-properties officeooo:rsid="0009d735"/>
    </style:style>
    <style:style style:name="T12" style:family="text">
      <style:text-properties officeooo:rsid="00146c59"/>
    </style:style>
    <style:style style:name="T13" style:family="text">
      <style:text-properties officeooo:rsid="0015307a"/>
    </style:style>
    <style:style style:name="T14" style:family="text">
      <style:text-properties officeooo:rsid="00195b3e"/>
    </style:style>
    <style:style style:name="T15" style:family="text">
      <style:text-properties officeooo:rsid="0016786f"/>
    </style:style>
    <style:style style:name="T16" style:family="text">
      <style:text-properties officeooo:rsid="001d1453"/>
    </style:style>
    <style:style style:name="T17" style:family="text">
      <style:text-properties officeooo:rsid="0009001a"/>
    </style:style>
    <style:style style:name="T18" style:family="text">
      <style:text-properties officeooo:rsid="000973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First we’ll create our setting file suppose <text:span text:style-name="T9">custom_setting.php. </text:span></text:p>
      <text:p text:style-name="P2"><text:span text:style-name="T9"/></text:p>
      <text:p text:style-name="P2"><text:span text:style-name="T9"><text:tab/></text:span><text:span text:style-name="T8">&lt;?php</text:span></text:p>
      <text:p text:style-name="P3"/>
      <text:p text:style-name="P3"><text:tab/>defined('MOODLE_INTERNAL') || die(); <text:s text:c="3"/></text:p>
      <text:p text:style-name="P3"><text:tab/>// Without login we can't access the setting. <text:span text:style-name="T18">Or can’t access directly.</text:span></text:p>
      <text:p text:style-name="P3"/>
      <text:p text:style-name="P3"><text:tab/>$page = new admin_settingpage('userenroll', get_string('customsetting', 'local_userenroll'));</text:p>
      <text:p text:style-name="P3"><text:tab/>//new_admin_settingpage is the classfor creating any custom settings. Userenroll is plugin name.</text:p>
      <text:p text:style-name="P3"><text:s text:c="3"/><text:tab/></text:p>
      <text:p text:style-name="P3"/>
      <text:p text:style-name="P3"><text:s text:c="6"/><text:tab/>// Heading 1 <text:span text:style-name="T17">sample settings</text:span></text:p>
      <text:p text:style-name="P3"><text:s text:c="4"/>$name ='<text:span text:style-name="T10">theme_boost</text:span>/heading1';</text:p>
      <text:p text:style-name="P3"><text:tab/>// In config_plugin table a field will create named heading1.</text:p>
      <text:p text:style-name="P3"><text:s text:c="4"/>$title = get_string('heading', '<text:span text:style-name="T10">theme_boost</text:span>');</text:p>
      <text:p text:style-name="P3"><text:tab/>//Title will show on the setting page.</text:p>
      <text:p text:style-name="P3"><text:s text:c="4"/>$description = get_string('headingdesc', '<text:span text:style-name="T10">theme_boost</text:span>');</text:p>
      <text:p text:style-name="P3"><text:tab/>//Show a little bit description about the field.</text:p>
      <text:p text:style-name="P3"><text:s text:c="4"/>$default = false;</text:p>
      <text:p text:style-name="P3"><text:tab/>//Default value is false.</text:p>
      <text:p text:style-name="P3"><text:s text:c="4"/>$setting = new admin_setting_configtext($name, $title, $description, $default);</text:p>
      <text:p text:style-name="P3"><text:tab/>// new admin_setting_configcheckbox will change A/T to our field which include all the parameters.</text:p>
      <text:p text:style-name="P3"><text:s text:c="5"/>$setting-&gt;set_updatedcallback('theme_reset_all_caches');</text:p>
      <text:p text:style-name="P3"><text:tab/>//Clear the cache once updated.</text:p>
      <text:p text:style-name="P3"><text:s text:c="4"/>$page-&gt;add($setting);</text:p>
      <text:p text:style-name="P3"><text:tab/>// This will add the <text:span text:style-name="T11">heading1</text:span> in setting page.</text:p>
      <text:p text:style-name="P3"/>
      <text:p text:style-name="P3"><text:s text:c="3"/></text:p>
      <text:p text:style-name="P3"><text:s text:c="3"/>$settings-&gt;add($page);</text:p>
      <text:p text:style-name="P3"/>
      <text:p text:style-name="P3"/>
      <text:p text:style-name="P1">2. Require this setting in main setting.php page.</text:p>
      <text:p text:style-name="P1"/>
      <text:p text:style-name="P1"><text:tab/><text:span text:style-name="T1">require('settings/custom_setting.php');</text:span></text:p>
      <text:p text:style-name="P1"><text:span text:style-name="T1"/></text:p>
      <text:p text:style-name="P1">3. <text:span text:style-name="T12">Fetch the record from database in order to print on front page.</text:span></text:p>
      <text:p text:style-name="P1"/>
      <text:p text:style-name="P1"><text:tab/><text:span text:style-name="T6">function custom_setting(){</text:span></text:p>
      <text:p text:style-name="P1"><text:span text:style-name="T6"><text:tab/>//</text:span><text:span text:style-name="T7">creating a function which we’ll call in mustache.</text:span></text:p>
      <text:p text:style-name="P4"><text:s text:c="4"/>global $PAGE,$DB,$CFG;</text:p>
      <text:p text:style-name="P4"><text:tab/>//<text:span text:style-name="T13">Declaring global variable.</text:span></text:p>
      <text:p text:style-name="P4"><text:s text:c="4"/>$heading<text:span text:style-name="T14">1</text:span> = (empty($PAGE-&gt;theme-&gt;settings-&gt;heading<text:span text:style-name="T14">1</text:span>)) ? false : format_text($PAGE-&gt;theme-&gt;settings-&gt;heading<text:span text:style-name="T14">1</text:span>);</text:p>
      <text:p text:style-name="P4"><text:tab/>//<text:span text:style-name="T13">Fetching the data from table where field name is headingone and storing it to variable. </text:span></text:p>
      <text:p text:style-name="P4"><text:s text:c="4"/>$image<text:span text:style-name="T14">1</text:span> = (empty($PAGE-&gt;theme-&gt;setting_file_url('image<text:span text:style-name="T14">1</text:span>', 'image<text:span text:style-name="T14">1</text:span>'))) ? false :$PAGE-&gt;theme-&gt;setting_file_url('image<text:span text:style-name="T14">1</text:span>', 'image<text:span text:style-name="T14">1</text:span>');</text:p>
      <text:p text:style-name="P4"><text:tab/>//<text:span text:style-name="T15">Doing the same as above.</text:span></text:p>
      <text:p text:style-name="P4"><text:s text:c="4"/></text:p>
      <text:p text:style-name="P4"/>
      <text:p text:style-name="P4"><text:soft-page-break/><text:s text:c="4"/>$array_value = [</text:p>
      <text:p text:style-name="P4"><text:s text:c="8"/>'head'=&gt;$heading<text:span text:style-name="T16">1</text:span>,</text:p>
      <text:p text:style-name="P4"><text:s text:c="8"/>'image'=&gt;$image<text:span text:style-name="T16">1</text:span> <text:s text:c="2"/>];</text:p>
      <text:p text:style-name="P4"/>
      <text:p text:style-name="P4">}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1:15:46.308765289</meta:creation-date>
    <dc:date>2019-12-24T18:21:10.164182844</dc:date>
    <meta:editing-duration>PT6H45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207" meta:character-count="1867" meta:non-whitespace-character-count="1589"/>
  </office:meta>
</office:document-meta>
</file>